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 svg:font-family="Arial"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margin-top="0.2083in" fo:margin-bottom="0.2083in" loext:contextual-spacing="false" fo:line-height="100%"/>
    </style:style>
    <style:style style:name="P3" style:family="paragraph" style:parent-style-name="Standard">
      <style:paragraph-properties fo:margin-left="0in" fo:margin-right="0in" fo:margin-top="0.2083in" fo:margin-bottom="0.2083in" loext:contextual-spacing="false" fo:line-height="100%" fo:text-indent="0in" style:auto-text-indent="false"/>
    </style:style>
    <style:style style:name="P4" style:family="paragraph" style:parent-style-name="Standard" style:list-style-name="WWNum2">
      <style:paragraph-properties fo:margin-left="0.5in" fo:margin-right="0in" fo:margin-top="0.2083in" fo:margin-bottom="0in" loext:contextual-spacing="false" fo:line-height="100%" fo:text-indent="-0.25in" style:auto-text-indent="false"/>
    </style:style>
    <style:style style:name="P5" style:family="paragraph" style:parent-style-name="Standard" style:list-style-name="WWNum3">
      <style:paragraph-properties fo:margin-left="0.5in" fo:margin-right="0in" fo:margin-top="0.2083in" fo:margin-bottom="0in" loext:contextual-spacing="false" fo:line-height="100%" fo:text-indent="-0.25in" style:auto-text-indent="false"/>
    </style:style>
    <style:style style:name="P6" style:family="paragraph" style:parent-style-name="Standard" style:list-style-name="WWNum1">
      <style:paragraph-properties fo:margin-left="0.5in" fo:margin-right="0in" fo:margin-top="0.2083in" fo:margin-bottom="0in" loext:contextual-spacing="false" fo:line-height="100%" fo:text-indent="-0.25in" style:auto-text-indent="false"/>
    </style:style>
    <style:style style:name="P7"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8"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9"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0" style:family="paragraph" style:parent-style-name="Standard" style:list-style-name="WWNum2">
      <style:paragraph-properties fo:margin-left="0.5in" fo:margin-right="0in" fo:margin-top="0in" fo:margin-bottom="0.2083in" loext:contextual-spacing="false" fo:line-height="100%" fo:text-indent="-0.25in" style:auto-text-indent="false"/>
    </style:style>
    <style:style style:name="P11" style:family="paragraph" style:parent-style-name="Standard" style:list-style-name="WWNum3">
      <style:paragraph-properties fo:margin-left="0.5in" fo:margin-right="0in" fo:margin-top="0in" fo:margin-bottom="0.2083in" loext:contextual-spacing="false" fo:line-height="100%" fo:text-indent="-0.25in" style:auto-text-indent="false"/>
    </style:style>
    <style:style style:name="P12" style:family="paragraph" style:parent-style-name="Standard" style:list-style-name="WWNum1">
      <style:paragraph-properties fo:margin-left="0.5in" fo:margin-right="0in" fo:margin-top="0in" fo:margin-bottom="0.2083in" loext:contextual-spacing="false" fo:line-height="100%" fo:text-indent="-0.25in" style:auto-text-indent="false"/>
    </style:style>
    <style:style style:name="P13" style:family="paragraph" style:parent-style-name="Heading_20_1">
      <style:paragraph-properties fo:margin-top="0.2083in" fo:margin-bottom="0.2083in" loext:contextual-spacing="false" fo:line-height="100%"/>
    </style:style>
    <style:style style:name="P14" style:family="paragraph" style:parent-style-name="Heading_20_2">
      <style:paragraph-properties fo:margin-left="0in" fo:margin-right="0in" fo:margin-top="0.2083in" fo:margin-bottom="0.2083in" loext:contextual-spacing="false" fo:line-height="100%" fo:text-indent="0in" style:auto-text-indent="false"/>
    </style:style>
    <style:style style:name="P15" style:family="paragraph" style:parent-style-name="Heading_20_2">
      <style:paragraph-properties fo:margin-left="0in" fo:margin-right="0in" fo:margin-top="0.2083in" fo:margin-bottom="0.2083in" loext:contextual-spacing="false" fo:line-height="100%" fo:keep-together="auto" fo:text-indent="0in" style:auto-text-indent="false" fo:keep-with-next="auto"/>
    </style:style>
    <style:style style:name="P16" style:family="paragraph" style:parent-style-name="Heading_20_2" style:master-page-name="Standard">
      <style:paragraph-properties fo:margin-left="0in" fo:margin-right="0in" fo:margin-top="0.2083in" fo:margin-bottom="0.2083in" loext:contextual-spacing="false" fo:line-height="100%" fo:text-indent="0in" style:auto-text-indent="false" style:page-number="1"/>
    </style:style>
    <style:style style:name="P17" style:family="paragraph" style:parent-style-name="Heading_20_2">
      <style:paragraph-properties fo:margin-top="0.25in" fo:margin-bottom="0.0555in" loext:contextual-spacing="false" fo:line-height="100%" fo:keep-together="auto" fo:keep-with-next="auto"/>
    </style:style>
    <style:style style:name="P18" style:family="paragraph" style:parent-style-name="Heading_20_3">
      <style:paragraph-properties fo:margin-top="0.1945in" fo:margin-bottom="0.0555in" loext:contextual-spacing="false" fo:line-height="100%" fo:keep-together="auto" fo:keep-with-next="auto"/>
    </style:style>
    <style:style style:name="P19" style:family="paragraph">
      <loext:graphic-properties draw:fill="solid" draw:fill-color="#a0a0a0"/>
      <style:paragraph-properties fo:text-align="center"/>
    </style:style>
    <style:style style:name="T1" style:family="text">
      <style:text-properties fo:font-size="12pt" fo:font-weight="bold" style:font-size-asian="12pt" style:font-weight-asian="bold" style:font-size-complex="12pt" style:font-weight-complex="bold"/>
    </style:style>
    <style:style style:name="T2" style:family="text">
      <style:text-properties fo:font-weight="bold" style:font-weight-asian="bold" style:font-weight-complex="bold"/>
    </style:style>
    <style:style style:name="T3" style:family="text">
      <style:text-properties fo:font-size="17pt" fo:font-weight="bold" style:font-size-asian="17pt" style:font-weight-asian="bold" style:font-size-complex="17pt" style:font-weight-complex="bold"/>
    </style:style>
    <style:style style:name="T4" style:family="text">
      <style:text-properties fo:color="#000000" fo:font-size="13pt" fo:font-weight="bold" style:font-size-asian="13pt" style:font-weight-asian="bold" style:font-size-complex="13pt" style:font-weight-complex="bold"/>
    </style:style>
    <style:style style:name="T5" style:family="text">
      <style:text-properties fo:font-size="14pt" fo:font-weight="bold" style:font-size-asian="14pt" style:font-weight-asian="bold" style:font-size-complex="14pt" style:font-weight-complex="bold"/>
    </style:style>
    <style:style style:name="T6" style:family="text">
      <style:text-properties fo:color="#1155cc" style:text-underline-style="solid" style:text-underline-width="auto" style:text-underline-color="font-color" fo:font-weight="bold" style:font-weight-asian="bold" style:font-weight-complex="bold"/>
    </style:style>
    <style:style style:name="T7" style:family="text">
      <style:text-properties style:text-underline-style="none" fo:font-weight="bold" style:font-weight-asian="bold" style:font-weight-complex="bold"/>
    </style:style>
    <style:style style:name="T8" style:family="text">
      <style:text-properties fo:font-size="13pt" fo:font-weight="bold" style:font-size-asian="13pt" style:font-weight-asian="bold" style:font-size-complex="13pt" style:font-weight-complex="bol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2083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 text:name="_7ea35ic07eg8"/><text:span text:style-name="T1">TEMPLATE NOTICE (NOT LEGAL ADVICE)</text:span></text:p>
      <text:p text:style-name="Standard">This document is provided for educational and informational purposes only and is not legal advice. No lawyer-client relationship is formed.</text:p>
      <text:p text:style-name="P14"><text:bookmark text:name="_7ea35ic07eg81"/><text:span text:style-name="T1">LICENSE and ATTRIBUTION</text:span></text:p>
      <text:p text:style-name="P2">Original template: © 2026 Starlight Brew Inc. Licensed under the Starlight Brew Template License (STBL-1.0). <text:span text:style-name="T2">See the repository LICENSE file for STBL-1.0.</text:span></text:p>
      <text:p text:style-name="P2">Redistribution (modified or unmodified) must retain this notice and include attribution to the original source repository.</text:p>
      <text:p text:style-name="P13"><text:bookmark text:name="_j4pz4w3jwq1p"/><text:span text:style-name="T2">CONTRACT BEGINS HERE:</text:span></text:p>
      <text:p text:style-name="P15"><text:bookmark text:name="_gyzfe0rbq2lx"/><text:span text:style-name="T3">[Company Name Here] – Independent Contractor Agreement </text:span></text:p>
      <text:p text:style-name="P2"><text:span text:style-name="T2">This Independent Contractor Agreement (“Agreement”)</text:span> is made as of <text:s/><text:span text:style-name="T2">________________________</text:span> (the “Effective Date”) by and between:</text:p>
      <text:p text:style-name="P2"><text:span text:style-name="T2">[COMPANY]</text:span>, a corporation incorporated under the laws of Canada, with its registered office at <text:span text:style-name="T2">[COMPANY ADDRESS]</text:span>, (“Company”), and<text:line-break/> <text:span text:style-name="T2">__________________________</text:span>, residing at <text:span text:style-name="T2">______________________________________</text:span> (“Contractor”).</text:p>
      <text:p text:style-name="P2">Company and Contractor are each a “Party” and together the “Parties”.</text:p>
      <text:p text:style-name="P18"><text:bookmark text:name="_nqlh6p983lsm"/><text:span text:style-name="T4">1) Services</text:span></text:p>
      <text:p text:style-name="P2"><text:span text:style-name="T2">1.1</text:span> <text:span text:style-name="T2">Engagement:</text:span> Contractor will provide art and related services described in <text:span text:style-name="T2">Schedule A</text:span> (“Services”).</text:p>
      <text:p text:style-name="P2"><text:span text:style-name="T2">1.2</text:span> <text:span text:style-name="T2">Deliverables:</text:span> Contractor will produce the deliverables listed in <text:span text:style-name="T2">Schedule A</text:span> (“Deliverables”).</text:p>
      <text:p text:style-name="P2"><text:span text:style-name="T2">1.3 Acceptance:</text:span> <text:span text:style-name="T2">Company</text:span> will have up to <text:span text:style-name="T2">[X business</text:span> <text:span text:style-name="T2">days] </text:span>to review each Deliverable and either: </text:p>
      <text:p text:style-name="P2"><text:span text:style-name="T2">(a)</text:span> accept it, or </text:p>
      <text:p text:style-name="P2"><text:span text:style-name="T2">(b)</text:span> provide written notice that it does not conform to the applicable Deliverable Order <text:span text:style-name="T2">(A3)</text:span>, describing the nonconformity. <text:span text:style-name="T2">If the Deliverable does not conform to the Deliverable Order, Contractor will correct the nonconforming aspects at no additional charge</text:span> and re-deliver within a mutually agreed timeframe in writing. <text:span text:style-name="T2">Any changes or additions to the Deliverable Order requested by Company after work begins</text:span> including style changes not required to meet the Deliverable Order, <text:span text:style-name="T2">are billable</text:span> and require a written Deliverable Order amendment specifying </text:p>
      <text:p text:style-name="P2"><text:span text:style-name="T2">(i)</text:span> revision scope, <text:span text:style-name="T2">(ii)</text:span> revision fee, and <text:span text:style-name="T2">(iii) </text:span>updated delivery date. </text:p>
      <text:p text:style-name="P2"><text:span text:style-name="T2">Company </text:span>will not unreasonably withhold acceptance once the Deliverable conforms to the Deliverable Order.</text:p>
      <text:p text:style-name="P18"><text:bookmark text:name="_p5lkx4swnw13"/><text:span text:style-name="T4">2) Term</text:span></text:p>
      <text:p text:style-name="P2"><text:span text:style-name="T2">2.1</text:span> <text:span text:style-name="T2">Term:</text:span> This Agreement begins on the Effective Date and continues until the earlier of: </text:p>
      <text:p text:style-name="P2"><text:soft-page-break/><text:span text:style-name="T2">(i)</text:span> <text:span text:style-name="T2">[X days/years/months] after the Effective Date</text:span> or </text:p>
      <text:p text:style-name="P2"><text:span text:style-name="T2">(ii) </text:span>completion of the Services as defined in <text:span text:style-name="T2">Section 2.2</text:span>, unless terminated earlier under<text:span text:style-name="T2"> Section 10</text:span>.</text:p>
      <text:p text:style-name="P2"><text:span text:style-name="T2">2.2</text:span> <text:span text:style-name="T2">Services are deemed completed upon the earliest of:</text:span> </text:p>
      <text:p text:style-name="P2"><text:span text:style-name="T2">(a)</text:span> delivery and acceptance of the Minimum Scope in <text:span text:style-name="T2">Schedule A</text:span>, or </text:p>
      <text:p text:style-name="P2"><text:span text:style-name="T2">(b) </text:span>the public commercial release of the Project, or </text:p>
      <text:p text:style-name="P2"><text:span text:style-name="T2">(c)</text:span> <text:span text:style-name="T2">Company</text:span>’s written notice that no further Deliverables are required.</text:p>
      <text:p text:style-name="P2"><text:span text:style-name="T2">2.3</text:span> <text:span text:style-name="T2">Extension of Term: </text:span>Agreement can be amended to extend the term end date if both parties consent.</text:p>
      <text:p text:style-name="P18"><text:bookmark text:name="_e4qnloictn3n"/><text:span text:style-name="T4">3) Independent Contractor Relationship</text:span></text:p>
      <text:p text:style-name="P2"><text:span text:style-name="T2">3.1</text:span> <text:span text:style-name="T2">Independent Contractor:</text:span> Contractor is an independent contractor and not an employee, partner, agent, or joint venturer of <text:span text:style-name="T2">Company.</text:span></text:p>
      <text:p text:style-name="P2"><text:span text:style-name="T2">3.2</text:span> <text:span text:style-name="T2">No Benefits:</text:span> Contractor is not entitled to any Company benefits, including vacation pay, health benefits, retirement benefits, workers’ compensation coverage, or unemployment insurance.</text:p>
      <text:p text:style-name="P2"><text:span text:style-name="T2">3.3</text:span> <text:span text:style-name="T2">Control:</text:span> <text:s/>Contractor controls the manner, means, <text:span text:style-name="T2">time, and place</text:span> of performing the Services, subject to deadlines and specifications in <text:span text:style-name="T2">Schedule A</text:span>, and may perform the Services for other clients during the Term.</text:p>
      <text:p text:style-name="P2"><text:span text:style-name="T2">3.4</text:span> <text:span text:style-name="T2">Taxes:</text:span> Contractor is solely responsible for all taxes, filings, and withholdings arising from payments under this Agreement. <text:span text:style-name="T2">Company </text:span>will not withhold payroll taxes unless required by law.</text:p>
      <text:p text:style-name="P2"><text:span text:style-name="T2">3.5</text:span> <text:span text:style-name="T2">Invoices:</text:span> Contractor will be responsible for invoicing <text:span text:style-name="T2">Company per Deliverable</text:span> <text:span text:style-name="T2">or milestone</text:span> with sufficient detail. Payment due <text:span text:style-name="T2">a maximum of [X</text:span> <text:span text:style-name="T2">days] </text:span>from receipt. <text:span text:style-name="T2">Section 3.5</text:span> applies to Deliverable fees; royalty payments follow <text:span text:style-name="T2">Schedule B.</text:span></text:p>
      <text:p text:style-name="P2"><text:span text:style-name="T2">3.6 Exclusivity: </text:span>Contractor is not required to provide services exclusively to <text:span text:style-name="T2">Company </text:span>during the term of this agreement.</text:p>
      <text:p text:style-name="P2"><text:span text:style-name="T2">3.7 No Partnership: </text:span>Contractor has no authority to bind <text:span text:style-name="T2">Company.</text:span></text:p>
      <text:p text:style-name="P2"><text:span text:style-name="T2">3.8 Tools &amp; Expenses: </text:span>Contractor will supply Contractor’s own tools, equipment, workspace, and internet required to perform the Services, and will bear Contractor’s own operating expenses, except as expressly approved under <text:span text:style-name="T2">Section 4.3</text:span>.</text:p>
      <text:p text:style-name="P2"><text:span text:style-name="T2">3.9 Insurance: </text:span>Contractor is responsible for maintaining any insurance Contractor deems appropriate including health, disability, and liability coverage and acknowledges <text:span text:style-name="T2">Company </text:span>does not provide such coverage.</text:p>
      <text:p text:style-name="P18"><text:bookmark text:name="_8vklg756vuh1"/><text:span text:style-name="T4">4) Compensation</text:span></text:p>
      <text:p text:style-name="P2"><text:span text:style-name="T2">4.1</text:span> <text:span text:style-name="T2">Fees:</text:span> <text:span text:style-name="T2">Company </text:span>will pay Contractor in accordance with <text:span text:style-name="T2">Section 3.5 and</text:span> <text:span text:style-name="T2">Schedule B, </text:span>as applicable<text:span text:style-name="T2">.</text:span></text:p>
      <text:p text:style-name="P2"><text:span text:style-name="T2">4.2</text:span> <text:span text:style-name="T2">Currency and Payment:</text:span> <text:s/>All payments will be made in <text:span text:style-name="T2">[CURRENCY ISO 4217] </text:span>by <text:span text:style-name="T2">electronic transfer</text:span> to an account designated by Contractor. <text:span text:style-name="T2">Company </text:span>will cover <text:span text:style-name="T2">transaction fees charged to Contractor</text:span> for such payments and will not deduct such fees from amounts owed.</text:p>
      <text:p text:style-name="P2"><text:span text:style-name="T2">4.3</text:span> <text:span text:style-name="T2">Expenses:</text:span> No expenses reimbursed unless pre-approved in writing.</text:p>
      <text:p text:style-name="P18"><text:bookmark text:name="_i8017l92v06l"/><text:soft-page-break/><text:span text:style-name="T4">5) Confidentiality and Non-Disclosure</text:span></text:p>
      <text:p text:style-name="P2"><text:span text:style-name="T2">Confidential Information is defined as</text:span> any non-public info about the game, code, designs, assets, pipelines, story, business plans, pricing, builds, tools, and any materials marked or reasonably understood to be confidential.</text:p>
      <text:p text:style-name="P2"><text:span text:style-name="T2">5.1</text:span> <text:span text:style-name="T2">Contractor is Obligated to:</text:span> </text:p>
      <text:p text:style-name="P2"><text:span text:style-name="T2">(a)</text:span> Use <text:span text:style-name="T2">Confidential Information</text:span> only to perform Services. </text:p>
      <text:p text:style-name="P2"><text:span text:style-name="T2">(b)</text:span> Not disclose <text:span text:style-name="T2">Confidential Information</text:span> to third parties. </text:p>
      <text:p text:style-name="P2"><text:span text:style-name="T2">(c)</text:span> Protect <text:span text:style-name="T2">Confidential Information</text:span> using reasonable care.</text:p>
      <text:p text:style-name="P2"><text:span text:style-name="T2">5.2</text:span> <text:span text:style-name="T2">Exclusions:</text:span> Confidential Information does not include info that Contractor can prove: was publicly known through no breach; was already known lawfully; was independently developed without using Confidential Information; or was received lawfully from a third party without duty.</text:p>
      <text:p text:style-name="P2"><text:span text:style-name="T2">5.3</text:span> <text:span text:style-name="T2">Permitted Disclosure:</text:span> Contractor may disclose <text:span text:style-name="T2">Confidential Information</text:span> if required by law or court order, <text:span text:style-name="T2">after</text:span> giving <text:span text:style-name="T2">Company </text:span>prompt notice if legally allowed so <text:span text:style-name="T2">Company </text:span>can seek protection.</text:p>
      <text:p text:style-name="P2"><text:span text:style-name="T2">5.4</text:span> <text:span text:style-name="T2">Return or Destruction:</text:span> On request or termination, Contractor will return or destroy <text:span text:style-name="T2">Confidential Information</text:span>, including copies, except routine backups.</text:p>
      <text:p text:style-name="P2"><text:span text:style-name="T2">5.5</text:span> <text:span text:style-name="T2">Portfolio Use:</text:span> Contractor may not publicly display Deliverables or reference the Project until <text:span text:style-name="T2">Company gives written permission</text:span> or <text:span text:style-name="T2">until the Project is made publicly available</text:span>, and then only using materials approved by <text:span text:style-name="T2">Company.</text:span></text:p>
      <text:p text:style-name="P2"><text:span text:style-name="T2">5.6 Confidentiality Term: </text:span>Contractor’s obligations under this <text:span text:style-name="T2">Section 5</text:span> apply during the Term and continue for <text:span text:style-name="T2">[X years] </text:span>after termination or expiration of this Agreement. Notwithstanding the foregoing, trade secrets including source code, tools, pipelines, unpublished builds, credentials, and non-public financial and business information remain confidential for as long as they remain trade secrets under applicable law.</text:p>
      <text:p text:style-name="P2"><text:span text:style-name="T2">5.7 No Publicity.</text:span> Contractor will not publicly announce or imply any relationship with <text:span text:style-name="T2">Company </text:span>or the Project, or use <text:span text:style-name="T2">Company’s </text:span>name or logos, without <text:span text:style-name="T2">Company’s</text:span> prior written consent.</text:p>
      <text:p text:style-name="P18"><text:bookmark text:name="_63hctekbcvm7"/><text:span text:style-name="T4">6) Intellectual Property; Work Made for Hire; Assignment</text:span></text:p>
      <text:p text:style-name="P2"><text:span text:style-name="T2">6.1</text:span> <text:span text:style-name="T2">Company IP:</text:span> <text:span text:style-name="T2">Company </text:span>retains all right, title, and interest in its pre-existing IP, tools, and materials (“Company IP”).</text:p>
      <text:p text:style-name="P2"><text:span text:style-name="T5">WARNING: WORK MADE FOR HIRE DOCTRINE MAY DIFFER COUNTRY TO COUNTRY</text:span></text:p>
      <text:p text:style-name="P2"><text:span text:style-name="T2">6.2</text:span> <text:span text:style-name="T2">Work Made for Hire (WHERE THIS IS APPLICABLE):</text:span> To the maximum extent permitted by <text:span text:style-name="T2">[the law you’re relying on for “work made for hire”]</text:span>, Deliverables created under this Agreement are intended to be “work made for hire” for <text:span text:style-name="T2">Company.</text:span></text:p>
      <text:p text:style-name="P2"><text:span text:style-name="T2">6.3</text:span> <text:span text:style-name="T2">Assignment [FALLBACK CLAUSE]: </text:span>To the extent any Deliverable is not a “work made for hire,” Contractor hereby <text:span text:style-name="T2">irrevocably assigns to</text:span> <text:span text:style-name="T2">Company</text:span> all worldwide right, title, and interest, including all copyrights and other intellectual property rights, in and to each such Deliverable upon <text:span text:style-name="T2">Company’s</text:span> payment of the applicable fees for that Deliverable, in any and all media now known or later devised, including all renewals and extensions.</text:p>
      <text:p text:style-name="P2"><text:span text:style-name="T2">6.4</text:span> <text:span text:style-name="T2">Further Assurances:</text:span> Contractor will sign additional documents reasonably needed to confirm <text:span text:style-name="T2">Company’s </text:span>ownership.</text:p>
      <text:p text:style-name="P2"><text:span text:style-name="T2">6.5</text:span> <text:span text:style-name="T2">Moral Rights:</text:span> Contractor waives moral rights to the Deliverables to the fullest extent allowed by applicable law.</text:p>
      <text:p text:style-name="P2"><text:span text:style-name="T2">6.6 Contractor Background Materials.</text:span> Contractor retains ownership of any pre-existing materials developed independently of this Agreement (“Background Materials”). To the extent Background Materials are incorporated into a Deliverable, Contractor grants <text:span text:style-name="T2">Company </text:span>a perpetual, worldwide, royalty-free license to use, reproduce, modify, distribute, publicly display, and otherwise exploit such Background Materials as part of the Deliverable.</text:p>
      <text:p text:style-name="P18"><text:bookmark text:name="_lybubvi7t0yq"/><text:span text:style-name="T4">7) External Tools; Third-Party Materials; Generative AI</text:span></text:p>
      <text:p text:style-name="P2"><text:soft-page-break/><text:span text:style-name="T2">7.1</text:span> <text:span text:style-name="T2">Contractor Tools:</text:span> Contractor may use Contractor’s pre-existing tools, workflows, and know-how. To the extent any Contractor tools or Background Materials are embedded in a Deliverable, Contractor grants <text:span text:style-name="T2">Company </text:span>a perpetual, worldwide, royalty-free license to use, reproduce, modify, distribute, publicly display, and otherwise exploit such embedded elements <text:span text:style-name="T2">solely as part of the Deliverable</text:span> and as necessary to exploit the Deliverable.</text:p>
      <text:p text:style-name="P2"><text:span text:style-name="T2">7.2 Contractor Will Not Include Any Third-Party Materials Unless: </text:span></text:p>
      <text:p text:style-name="P2"><text:span text:style-name="T2">(a)</text:span> The material is identified in the applicable Deliverable Order <text:span text:style-name="T2">(A3) </text:span>or otherwise approved by <text:span text:style-name="T2">Company </text:span>in writing;</text:p>
      <text:p text:style-name="P2"><text:span text:style-name="T2">(b)</text:span> Properly licensed for <text:span text:style-name="T2">Company</text:span>’s intended commercial use;</text:p>
      <text:p text:style-name="P2"><text:span text:style-name="T2">(c) </text:span>Provided to <text:span text:style-name="T2">Company </text:span>with proof of license and attribution requirements, if any.</text:p>
      <text:p text:style-name="P2"><text:span text:style-name="T2">7.3 Definition of Generative AI Output:</text:span> “Generative AI Output” means any material generated primarily by a machine learning or generative model trained on third-party data, including any derivative output intended to substitute for human created artwork.</text:p>
      <text:p text:style-name="P2"><text:span text:style-name="T2">7.4 Generative AI Prohibition: </text:span><text:s/>Contractor will not use Generative AI Output in Deliverables. Any Deliverable containing Generative AI Output constitutes a <text:span text:style-name="T2">material breach</text:span> and <text:span text:style-name="T2">Company </text:span>may terminate under <text:span text:style-name="T2">Section 10.2</text:span>. Contractor represents that Deliverables contain no Generative AI Output and that no generative AI tools were used to create final pixel art, concept art, or animation frames.</text:p>
      <text:p text:style-name="P18"><text:bookmark text:name="_xlhuss5hum6h"/><text:span text:style-name="T4">8) Warranties</text:span></text:p>
      <text:p text:style-name="P2"><text:span text:style-name="T2">8.1 Contractor Represents and Warrants:</text:span></text:p>
      <text:p text:style-name="P3"><text:span text:style-name="T2">(a)</text:span> Deliverables are original and do not knowingly infringe any third-party rights;</text:p>
      <text:p text:style-name="P3"><text:span text:style-name="T2">(b)</text:span> Contractor has the right to enter this Agreement and grant the rights herein;</text:p>
      <text:p text:style-name="P3"><text:span text:style-name="T2">(c)</text:span> Contractor will comply with applicable laws;</text:p>
      <text:p text:style-name="P3"><text:span text:style-name="T2">(d)</text:span> No malware or hidden harmful code is included in delivered files.</text:p>
      <text:p text:style-name="P3"><text:span text:style-name="T2">8.2 Remedy: </text:span>If any Deliverable is alleged to infringe, Contractor will promptly, at <text:span text:style-name="T2">Company’s </text:span>option: </text:p>
      <text:p text:style-name="P3"><text:span text:style-name="T2">(a)</text:span> replace it with non-infringing work meeting the applicable Deliverable Order <text:span text:style-name="T2">(A3)</text:span> at no additional charge, or </text:p>
      <text:p text:style-name="P3"><text:span text:style-name="T2">(b) </text:span>refund amounts paid for the infringing Deliverable within [<text:span text:style-name="T2">X days]</text:span> after <text:span text:style-name="T2">Company </text:span>notifies Contractor in writing of the claim.</text:p>
      <text:p text:style-name="P3"><text:span text:style-name="T2">8.3 Indemnity: </text:span>Contractor will indemnify and hold harmless <text:span text:style-name="T2">Company </text:span>from third-party claims, damages, and reasonable legal fees arising from breach of the warranty or unauthorized third-party material included by Contractor.</text:p>
      <text:p text:style-name="P3"><text:span text:style-name="T2">8.4 Injunctive Relief:</text:span> Contractor acknowledges that breach of <text:span text:style-name="T2">Section 5, Section 6, or Section 7</text:span> may cause irreparable harm and <text:span text:style-name="T2">Company </text:span>may seek injunctive relief or other equitable relief in addition to other remedies.</text:p>
      <text:p text:style-name="P3"><text:span text:style-name="T4">9) Limitation of Liability</text:span></text:p>
      <text:p text:style-name="P2"><text:span text:style-name="T2">9.1</text:span> <text:span text:style-name="T2">No Consequential Damages: </text:span>Except for,</text:p>
      <text:p text:style-name="P2"><text:span text:style-name="T2">(a)</text:span> breach of <text:span text:style-name="T2">Section 5</text:span>, </text:p>
      <text:p text:style-name="P2"><text:soft-page-break/><text:span text:style-name="T2">(b)</text:span> breach of <text:span text:style-name="T2">Section 6</text:span>, or </text:p>
      <text:p text:style-name="P2"><text:span text:style-name="T2">(c)</text:span> obligations under <text:span text:style-name="T2">Section 8.3</text:span>, neither Party will be liable for any indirect, incidental, special, consequential, or punitive damages.</text:p>
      <text:p text:style-name="P2"><text:span text:style-name="T2">9.2</text:span> <text:span text:style-name="T2">Cap:</text:span> Except for the items listed in <text:span text:style-name="T2">Section 9.1</text:span> and for willful misconduct or fraud, each Party’s total liability arising out of or relating to this Agreement will not exceed the total Deliverable fees paid by <text:span text:style-name="T2">Company </text:span>to Contractor during the <text:span text:style-name="T2">[6 months]</text:span> immediately preceding the event giving rise to the claim.</text:p>
      <text:p text:style-name="P2"><text:span text:style-name="T2">9.3</text:span> <text:span text:style-name="T2">Copyright Infringement: </text:span>Contractor will be responsible for costs and liabilities to the extent arising from Contractor’s breach of <text:span text:style-name="T2">Sections 7 and 8</text:span>, including third-party claims for infringement due to unlicensed materials, and this responsibility is not limited by <text:span text:style-name="T2">Section 9.2</text:span>.</text:p>
      <text:p text:style-name="P18"><text:bookmark text:name="_88tc3n90kdsu"/><text:span text:style-name="T4">10) Termination</text:span></text:p>
      <text:p text:style-name="P2"><text:span text:style-name="T2">10.1</text:span> <text:span text:style-name="T2">For Convenience:</text:span> Either Party may terminate with <text:span text:style-name="T2">[X days’]</text:span> written notice.</text:p>
      <text:p text:style-name="P2"><text:span text:style-name="T2">10.2</text:span> <text:span text:style-name="T2">For Cause:</text:span> Either Party may terminate for <text:span text:style-name="T2">material breach</text:span> if the breach is not cured within <text:span text:style-name="T2">[10 days]</text:span> after written notice. <text:span text:style-name="T2">Company may terminate immediately</text:span> for breach of <text:span text:style-name="T2">Section 5</text:span>, <text:span text:style-name="T2">Section 6</text:span>, <text:span text:style-name="T2">Section 7.4</text:span>, or <text:span text:style-name="T2">Section 10.7</text:span>.</text:p>
      <text:p text:style-name="P2"><text:span text:style-name="T2">10.3</text:span> <text:span text:style-name="T2">Effect:</text:span> <text:span text:style-name="T2">Company </text:span>will pay for accepted Deliverables completed up to the termination date in accordance with <text:span text:style-name="T2">Schedule B</text:span>. Upon request, Contractor will deliver to <text:span text:style-name="T2">Company </text:span>all work product for which <text:span text:style-name="T2">Company </text:span>has paid, including partially completed work, source files, and exports. Sections intended to survive termination including <text:span text:style-name="T2">Sections 5, 6, 7, 8, 9, 10, and Schedule B royalty or audit terms as applicable</text:span>, remain in effect <text:span text:style-name="T2">following termination</text:span>.</text:p>
      <text:p text:style-name="P2"><text:span text:style-name="T2">10.4 Communication: </text:span>Contractor will respond to <text:span text:style-name="T2">Company </text:span>communications within <text:span text:style-name="T2">[X business days]</text:span>. If Contractor is unresponsive for <text:span text:style-name="T2">[X consecutive business days]</text:span> without prior notice or emergency explanation, <text:span text:style-name="T2">Company </text:span>may issue a written notice of breach. If unresponsiveness continues for an additional <text:span text:style-name="T2">[X days]</text:span> after notice, <text:span text:style-name="T2">Company </text:span>may terminate for cause under <text:span text:style-name="T2">Section 10.2.</text:span></text:p>
      <text:p text:style-name="P2"><text:span text:style-name="T2">10.5 Royalty Eligibility Conditions: </text:span>Contractor is eligible for royalties only if Contractor:</text:p>
      <text:list xml:id="list1699466748" text:style-name="WWNum2">
        <text:list-item>
          <text:p text:style-name="P4">Completes the Minimum Scope listed in <text:span text:style-name="T2">Schedule A</text:span> by the applicable dates or as amended in writing, and<text:line-break/></text:p>
        </text:list-item>
        <text:list-item>
          <text:p text:style-name="P7">Is not terminated for cause under <text:span text:style-name="T2">Section 10.2</text:span>, and<text:line-break/></text:p>
        </text:list-item>
        <text:list-item>
          <text:p text:style-name="P10">Remains in compliance with <text:span text:style-name="T2">Section 5 and Section 6</text:span>.</text:p>
        </text:list-item>
      </text:list>
      <text:p text:style-name="P3">If Contractor terminates for convenience before completing Minimum Scope outlined in <text:span text:style-name="T2">Schedule A</text:span>, Contractor forfeits future royalties unless <text:span text:style-name="T2">Company </text:span>agrees in writing otherwise.</text:p>
      <text:p text:style-name="P3">A <text:span text:style-name="T2">material breach </text:span>of <text:span text:style-name="T2">Section 5, Section 6, or Section 7</text:span> after completion of Minimum Scope outlined in <text:span text:style-name="T2">Schedule A</text:span> will terminate future royalty eligibility.</text:p>
      <text:p text:style-name="P3"><text:span text:style-name="T2">10.6 Effect of Termination for Cause: </text:span>If <text:span text:style-name="T2">Company </text:span>terminates this Agreement for cause <text:span text:style-name="T2">(10.2)</text:span>, Contractor’s right to future royalties immediately terminates; however, <text:span text:style-name="T2">Company </text:span>remains obligated to pay for accepted Deliverables completed prior to termination.</text:p>
      <text:p text:style-name="P3"><text:span text:style-name="T2">10.7 Professional Conduct:</text:span> Contractor will communicate and conduct themselves in a professional manner. Harassment, threats, hate based conduct, or abusive behaviour toward <text:span text:style-name="T2">Company </text:span>personnel or other contractors constitutes a <text:span text:style-name="T2">material breach</text:span>. <text:span text:style-name="T2">Company </text:span>may terminate immediately under <text:span text:style-name="T2">Section 10.2</text:span> for breach of this <text:span text:style-name="T2">Section 10.7</text:span>.</text:p>
      <text:p text:style-name="P18"><text:bookmark text:name="_qzcfpm31698r"/><text:span text:style-name="T4">11) Cross-Border Tax and Compliance</text:span></text:p>
      <text:p text:style-name="P2"><text:span text:style-name="T2">11.1 Principal Place of Work: </text:span>Contractor performs Services from the <text:span text:style-name="T2">[CONTRACTOR COUNTRY OF WORK]</text:span> unless otherwise agreed in writing.</text:p>
      <text:p text:style-name="P2"><text:span text:style-name="T2">[ WARNING: THIS MUST BE ADJUSTED TO WHEREVER YOU OPERATE FROM</text:span></text:p>
      <text:p text:style-name="P2"><text:span text:style-name="T2">11.2</text:span> <text:span text:style-name="T2">Work in Canada: </text:span>If Contractor performs Services <text:span text:style-name="T2">in Canada</text:span> <text:span text:style-name="T2">at any point during the agreement term</text:span>, the Parties will cooperate on any required Canadian non-resident tax, withholding, or reporting compliance.<text:span text:style-name="T2"> </text:span></text:p>
      <text:p text:style-name="P2"><text:soft-page-break/><text:span text:style-name="T2">]</text:span></text:p>
      <text:p text:style-name="P2"><text:span text:style-name="T2">11.3</text:span> <text:span text:style-name="T2">Tax Responsibility: </text:span>Contractor is solely responsible for reporting and paying all <text:span text:style-name="T2">[COUNTRY OF CONTRACTOR ORIGIN]</text:span> taxes arising from amounts received under this Agreement. <text:span text:style-name="T2">Company </text:span>will not withhold taxes except as required by applicable law.</text:p>
      <text:p text:style-name="P2"><text:span text:style-name="T2">11.4 Information Requests:</text:span> Contractor will provide reasonable information including residency or withholding documentation requested by <text:span text:style-name="T2">Company </text:span>to support compliance, and <text:span text:style-name="T2">Company </text:span>may rely on such documentation.</text:p>
      <text:p text:style-name="P2"><text:span text:style-name="T2">11.5 Statements and Reporting:</text:span> <text:span text:style-name="T2">Company </text:span>may provide payment statements or reports reflecting amounts paid under this Agreement, including royalties, as required by applicable law.</text:p>
      <text:p text:style-name="P18"><text:bookmark text:name="_iccpd7hahk1u"/><text:span text:style-name="T4">12) Governing Law; Dispute Resolution</text:span></text:p>
      <text:p text:style-name="Standard"><text:span text:style-name="T2">[ </text:span><text:span text:style-name="T1">WARNING: ADJUST THIS TO YOUR LOCAL JURISDICTION</text:span></text:p>
      <text:p text:style-name="P2"><text:span text:style-name="T2">12.1</text:span> <text:span text:style-name="T2">Governing Law:</text:span> This Agreement is governed by the laws of the <text:span text:style-name="T2">Province of Ontario </text:span>and the federal laws of <text:span text:style-name="T2">Canada </text:span>applicable therein, excluding conflict of law rules.</text:p>
      <text:p text:style-name="P2"><text:span text:style-name="T2">12.2</text:span> <text:span text:style-name="T2">Forum:</text:span> The Parties <text:span text:style-name="T2">attorn to the exclusive jurisdiction</text:span> of the courts located in <text:span text:style-name="T2">Ontario, Canada</text:span>, and agree that any proceeding arising out of or relating to this Agreement will be brought exclusively in such courts. Each Party waives any objection that such courts are an inconvenient forum.<text:span text:style-name="T2">]</text:span></text:p>
      <text:p text:style-name="P18"><text:bookmark text:name="_h64378x09sq2"/><text:span text:style-name="T4">13) Miscellaneous</text:span></text:p>
      <text:p text:style-name="Standard"><text:span text:style-name="T2">[</text:span></text:p>
      <text:p text:style-name="P1"/>
      <text:p text:style-name="Standard"><text:span text:style-name="T2">WARNING: ADJUST AT UR DISCRETION, THIS CONSTITUTES WHAT IN WRITING MEANS</text:span></text:p>
      <text:p text:style-name="P2"><text:span text:style-name="T2">13.1</text:span> <text:span text:style-name="T2">Notices:</text:span> Notices must be in writing and may be sent by <text:span text:style-name="T2">email, courier, or Discord direct message in the Parties’ agreed project server</text:span>. Email notices are deemed given when sent to the notice address listed below provided no bounce-back is received. Courier notices are deemed given upon delivery. Discord notices are deemed given when sent, provided the sending Party retains reasonable evidence of delivery, such as screenshots or message links. Notices to<text:span text:style-name="T2"> Company </text:span>must be sent to <text:span text:style-name="T2">[COMPANY@gmool.coom].</text:span> Notices to<text:span text:style-name="T2"> Contractor </text:span>must be sent to <text:span text:style-name="T2">[</text:span><text:a xlink:type="simple" xlink:href="mailto:Contract@gmool.coom" text:style-name="ListLabel_20_28" text:visited-style-name="ListLabel_20_28"><text:span text:style-name="T6">Contract@gmool.coom</text:span></text:a><text:span text:style-name="T2">].</text:span></text:p>
      <text:p text:style-name="P2"><text:span text:style-name="T2">]</text:span></text:p>
      <text:p text:style-name="P2"><text:span text:style-name="T2">13.2</text:span> <text:span text:style-name="T2">Assignment:</text:span> Contractor may not assign without <text:span text:style-name="T2">Company </text:span>consent. <text:span text:style-name="T2">Company </text:span>may assign to an affiliate or acquirer.</text:p>
      <text:p text:style-name="P2"><text:span text:style-name="T2">13.3</text:span> <text:span text:style-name="T2">Entire Agreement:</text:span> This Agreement and schedules are the entire agreement between <text:span text:style-name="T2">Company</text:span> and Contractor,<text:span text:style-name="T2"> </text:span>and supersede prior discussions.</text:p>
      <text:p text:style-name="P2"><text:span text:style-name="T2">13.4</text:span> <text:span text:style-name="T2">Amendments:</text:span> Must be in writing signed by both Parties. For clarity, Deliverable Orders and approvals under <text:span text:style-name="T2">Schedule A</text:span> may be made as set out in <text:span text:style-name="T2">Schedule A</text:span> and do not require formal signature.</text:p>
      <text:p text:style-name="P2"><text:span text:style-name="T2">13.5</text:span> <text:span text:style-name="T2">Severability:</text:span> Invalid provisions are severed; remainder stays effective.</text:p>
      <text:p text:style-name="P2"><text:span text:style-name="T2">13.6 Counterparts; Electronic Signatures: </text:span>This Agreement may be executed in counterparts and by electronic signature such as PDF, each of which is deemed an original.</text:p>
      <text:p text:style-name="P2"><text:span text:style-name="T2">13.7 Non-Disparagement:</text:span> During the Term and for <text:span text:style-name="T2">[X years]</text:span> thereafter, neither Party will knowingly make false statements that materially disparage the other Party or its products. This does not restrict truthful statements required by law or statements made in legal proceedings.<draw:rect text:anchor-type="as-char" style:rel-width="100%" draw:z-index="0" draw:style-name="gr1" draw:text-style-name="P19" svg:width="0.0012in" svg:height="0.0213in"><text:p/></draw:rect></text:p>
      <text:p text:style-name="P2"><text:span text:style-name="T3">Schedule A – Statement of Work</text:span></text:p>
      <text:p text:style-name="P3"><text:soft-page-break/><text:span text:style-name="T2">A1. Project Name: </text:span>Project development codename is <text:span text:style-name="T2">[PROJECT_CODE_NAME] </text:span>(the “Project”)</text:p>
      <text:p text:style-name="P3"><text:span text:style-name="T2">A2. Nature of Work: </text:span>Contractor will create pixel art and concept work as requested by <text:span text:style-name="T2">Company </text:span>through Deliverable Orders.</text:p>
      <text:p text:style-name="P3"><text:span text:style-name="T2">A3. Deliverable Specification: </text:span>Before Contractor begins work on any Deliverable, the Parties will agree in writing on: </text:p>
      <text:p text:style-name="P3"><text:span text:style-name="T2">(a)</text:span> description and references, </text:p>
      <text:p text:style-name="P3"><text:span text:style-name="T2">(b)</text:span> technical specifications such as format, resolution, layers, and source files, </text:p>
      <text:p text:style-name="P3"><text:span text:style-name="T2">(c)</text:span> price, </text:p>
      <text:p text:style-name="P3"><text:span text:style-name="T2">(d)</text:span> deadline or milestone date, and </text:p>
      <text:p text:style-name="P3"><text:span text:style-name="T2">(e)</text:span> acceptance criteria. That written specification becomes a Deliverable Order and is incorporated into this Agreement.</text:p>
      <text:p text:style-name="P3"><text:span text:style-name="T2">A4. Deliverable Acceptance: </text:span>Upon receiving Deliverables from Contractor <text:span text:style-name="T2">Company </text:span>will accept only Deliverables that meet the Deliverable Specification <text:span text:style-name="T2">(A3) </text:span>outlined by both parties prior to delivery. <text:span text:style-name="T2">Company </text:span>considers only accepted Deliverables payable. Any change in scope or specifications requires an updated Deliverable Order pursuant to <text:span text:style-name="T2">(A3)</text:span>. Review and acceptance will follow the timelines outlined in <text:span text:style-name="T2">Section 1.3</text:span>.</text:p>
      <text:p text:style-name="P3"><text:span text:style-name="T2">A5. Minimum Scope Deliverables Required:</text:span></text:p>
      <text:list xml:id="list1151804023" text:style-name="WWNum3">
        <text:list-item>
          <text:p text:style-name="P5"><text:span text:style-name="T2">SCOPE ITEM ONE</text:span></text:p>
        </text:list-item>
        <text:list-item>
          <text:p text:style-name="P8"><text:span text:style-name="T2">SCOPE ITEM TWO</text:span></text:p>
        </text:list-item>
        <text:list-item>
          <text:p text:style-name="P11"><text:span text:style-name="T2">ETC.</text:span></text:p>
        </text:list-item>
      </text:list>
      <text:p text:style-name="P3"><text:span text:style-name="T2">A6. Revisions: </text:span>Revisions will be handled as set out in <text:span text:style-name="T2">Section 1.3</text:span> and the Deliverable Order.</text:p>
      <text:p text:style-name="P2"><text:span text:style-name="T2">A7. Milestones: </text:span>The Parties will agree in writing to a delivery date for each Deliverable or milestone.</text:p>
      <text:p text:style-name="P2"><text:span text:style-name="T2">A8. Extension Requests: </text:span>Contractor may request an extension before the due date, stating the reason and a proposed new date. <text:span text:style-name="T2">Company </text:span>may approve or reject in its discretion.</text:p>
      <text:p text:style-name="P2"><text:span text:style-name="T2">A9. Asset Disclosure and Source Files: </text:span>Each Deliverable must be delivered with the final exported files <text:span text:style-name="T2">and</text:span> the editable source files reasonably necessary to modify and implement the Deliverable, as specified in the Deliverable Order <text:span text:style-name="T2">(A3)</text:span>.</text:p>
      <text:p text:style-name="P2"><text:span text:style-name="T2">A10. Written Approvals and Deliverable Orders: </text:span>The Parties may approve Deliverable Orders <text:span text:style-name="T2">(A3)</text:span>, deadlines, prices, and revisions in writing via email or Discord direct messages in the Parties’ Project communications channel. File delivery via Google Drive links is acceptable. The Parties will retain copies of such approvals.</text:p>
      <text:p text:style-name="P17"><text:bookmark text:name="_40no9rtyegtc"/><text:span text:style-name="T3">Schedule B – Compensation</text:span></text:p>
      <text:p text:style-name="Standard">All following amounts are listed in <text:span text:style-name="T2">[CURRENCY ISO 4217]</text:span>. All Deliverables can be subject to further negotiation contingent on revisions, and changes of scope in complexity. All price revisions must be consented on by both parties before an amendment can be made.</text:p>
      <text:p text:style-name="Heading_20_3"><text:bookmark text:name="_gghzndp2s7xe"/><text:span text:style-name="T4">Flat Fee per Deliverable:</text:span></text:p>
      <text:list xml:id="list3712838424" text:style-name="WWNum1">
        <text:list-item>
          <text:p text:style-name="P6"><text:soft-page-break/><text:span text:style-name="T2">PRICE FOR DELIVERABLE ONE</text:span></text:p>
        </text:list-item>
        <text:list-item>
          <text:p text:style-name="P9"><text:span text:style-name="T2">PRICE FOR DELIVERABLE TWO</text:span></text:p>
        </text:list-item>
        <text:list-item>
          <text:p text:style-name="P12"><text:span text:style-name="T2">ETC.</text:span></text:p>
        </text:list-item>
      </text:list>
      <text:p text:style-name="Standard"><text:span text:style-name="T2">Net Receipts</text:span> <text:span text:style-name="T2">is defined</text:span> as money actually received by <text:span text:style-name="T2">Company </text:span>from storefronts and payment processors for the Project, <text:span text:style-name="T2">minus</text:span> platform and store fees, refunds, chargebacks and chargeback fees, sales taxes or VAT or GST collected and remitted, payment processor fees, and any withholding taxes or amounts withheld by a platform or payment processor that reduce amounts actually received by <text:span text:style-name="T2">Company</text:span></text:p>
      <text:p text:style-name="P2"><text:span text:style-name="T2">Unit is strictly defined</text:span> as a single physical copy, digital copy or digital license sold of the final release game derived from <text:span text:style-name="T2">the Project</text:span>. </text:p>
      <text:p text:style-name="P3"><text:span text:style-name="T2">B1. Royalty: Company </text:span>will pay Contractor <text:span text:style-name="T2">[% royalty]</text:span> of <text:span text:style-name="T2">Net Receipts</text:span> attributable to the Project for <text:span text:style-name="T2">[X YEARS/DAYS/MONTHS/ETC.] </text:span><text:s/>beginning on the public release date.</text:p>
      <text:p text:style-name="P3"><text:span text:style-name="T2">B2. Reporting and Payment:</text:span> Reports and payments monthly, paid within <text:span text:style-name="T2">[X</text:span> <text:span text:style-name="T2">days] </text:span>after month-end. Reports will include at least units, refunds, <text:span text:style-name="T2">Net Receipts</text:span>, and royalty amount.</text:p>
      <text:p text:style-name="P3"><text:span text:style-name="T2">B3. Bundles: </text:span>If the Project is sold as part of a bundle containing other products, <text:span text:style-name="T2">Net Receipts</text:span> attributable to the Project will be the amount allocated to the Project in the applicable storefront or platform settlement reports. If no allocation is provided, <text:span text:style-name="T2">Net Receipts</text:span> will be allocated pro rata based on the standalone list prices of the included products at the time of sale or another method mutually agreed in writing.</text:p>
      <text:p text:style-name="P3"><text:span text:style-name="T2">B4. Subscription or Library Services: Net Receipts</text:span> includes amounts actually received by <text:span text:style-name="T2">Company </text:span>from subscription, cloud, or game library services to the extent such amounts are consideration for making <text:span text:style-name="T2">the Project </text:span>available or played through the service. Amounts paid solely for marketing placements or unrelated promotional services are excluded unless the Parties agree prior in writing.</text:p>
      <text:p text:style-name="P3"><text:span text:style-name="T2">B5. Excluded Revenue: Net Receipts</text:span> excludes revenue from merchandise, brand or sponsorship deals, adaptations, and any products other than the base game listed in Schedule B including DLC, expansions, and sequels. The Parties can amend this Agreement in writing to include them if required in the foreseeable future.</text:p>
      <text:p text:style-name="P3"><text:span text:style-name="T2">B6. Free Copies and Keys: </text:span>No royalties are owed on keys or copies provided free of charge. Royalties apply to keys sold for consideration based on <text:span text:style-name="T2">Net Receipts</text:span> actually received.</text:p>
      <text:p text:style-name="P3"><text:span text:style-name="T2">B7. Audit:</text:span> Contractor may audit royalty statements no more than once per year with <text:span text:style-name="T2">[X days</text:span>’<text:span text:style-name="T2">]</text:span> notice. Audit will be conducted by an independent accountant under confidentiality obligations. Contractor bears costs unless the audit reveals an underpayment of more than <text:span text:style-name="T2">[% owed]</text:span>, in which case <text:span text:style-name="T2">Company </text:span>will reimburse reasonable audit costs. Audit is limited to books and records reasonably necessary to verify royalties for <text:span text:style-name="T2">the Project</text:span>.</text:p>
      <text:p text:style-name="P3"><text:span text:style-name="T2">B8. Rate Card: Schedule B</text:span> lists estimated rates for common Deliverables. Final pricing for each Deliverable will be set in the applicable Deliverable Order outlined in <text:span text:style-name="T2">(A3) </text:span>agreed in writing by both Parties. In the event of a conflict, the Deliverable Order controls.</text:p>
      <text:p text:style-name="P2"><text:span text:style-name="T2">B9. Currency:</text:span> All fees and royalties are calculated and paid in <text:span text:style-name="T2">[CURRENCY ISO 4217]</text:span>.</text:p>
      <text:p text:style-name="P3"><text:span text:style-name="T2">B10. Source Documents:</text:span> Royalty calculations will be based on the amounts shown in the applicable platform settlement reports and amounts actually received by <text:span text:style-name="T2">Company</text:span></text:p>
      <text:p text:style-name="P2"><text:span text:style-name="T2">B11. Conversion: </text:span>Where platform reports provide <text:span text:style-name="T2">[CURRENCY ISO 4217] </text:span>amounts, those <text:span text:style-name="T2">[CURRENCY ISO 4217] </text:span>amounts will be used. If a platform reports in a non-<text:span text:style-name="T2">[CURRENCY ISO 4217]</text:span> currency, <text:span text:style-name="T2">Company </text:span>will convert using the conversion rate shown in the platform settlement report for that period; if none is provided, <text:span text:style-name="T2">Company </text:span>will use the bank rate applied to the deposit received.</text:p>
      <text:p text:style-name="P2"><text:span text:style-name="T2">By signing this agreement, both parties fully agree and consent to the conditions listed in this agreement and schedules.</text:span></text:p>
      <text:p text:style-name="P2"><text:span text:style-name="T2">Contractor Signature: _______________________________ Date: ____________________</text:span></text:p>
      <text:p text:style-name="P2"><text:span text:style-name="T2">Company Authorized Signature: _________________________________ Date: _____________________</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font-weight-complex="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text-underline-style="solid" style:text-underline-width="auto" style:text-underline-color="font-color"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8" meta:paragraph-count="164" meta:word-count="3469" meta:character-count="23546" meta:non-whitespace-character-count="20214"/>
    <meta:generator>LibreOfficeDev/6.0.5.2$Linux_X86_64 LibreOffice_project/</meta:generator>
  </office:meta>
</office:document-meta>
</file>